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60d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60d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60d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60d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60d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60d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60d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60d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60d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60d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60d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60d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60d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60d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60d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60d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60d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sus David  López Riera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6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00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scar José López Colomb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70465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4:56.2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57" meta:non-whitespace-character-count="988"/>
    <meta:template xlink:type="simple" xlink:actuate="onRequest" xlink:title="Normal" xlink:href=""/>
  </office:meta>
</office:document-meta>
</file>